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ecc06" officeooo:paragraph-rsid="001ecc06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5pt" officeooo:rsid="0020276f" officeooo:paragraph-rsid="0020276f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237df9" officeooo:paragraph-rsid="00237df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220169" officeooo:paragraph-rsid="0022016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officeooo:rsid="00220169" officeooo:paragraph-rsid="00220169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officeooo:paragraph-rsid="00237df9"/>
    </style:style>
    <style:style style:name="T1" style:family="text">
      <style:text-properties fo:font-size="15pt" officeooo:rsid="00237df9" style:font-size-asian="13.1000003814697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e Parrot OS</text:p>
      <text:p text:style-name="P4">ORIGEM</text:p>
      <text:p text:style-name="P2">O Parrot OS é uma distribuição Linux baseada no Debian e focada em segurança e privacidade, sendo popular entre os profissionais e entusiastas da área de segurança cibernética. A origem do Parrot remonta a 2013, quando se tornou uma distribuição Linux derivada do Kali Linux. A versão 1.0 do Parrot foi lançada em abril de 2013, chamada de "hydrogen".</text:p>
      <text:p text:style-name="P2"/>
      <text:p text:style-name="P5"><text:span text:style-name="T3">OBJETIVO E FINALIDADE</text:span></text:p>
      <text:p text:style-name="P3">As versões mais conhecidas do parrot são:</text:p>
      <text:p text:style-name="P3">Parrot OS Security:</text:p>
      <text:p text:style-name="P3"><text:tab/>A versão Security do Parrot é projetada para fins de segurança cibernética, </text:p>
      <text:p text:style-name="P3">pesquisa de segurança e atividades relacionadas à cibersegurança. (conta com vatias ferramentas pré instaladas)</text:p>
      <text:p text:style-name="P3"><text:s text:c="2"/></text:p>
      <text:p text:style-name="P3">Parrot OS Home Edition:</text:p>
      <text:p text:style-name="P6"><text:span text:style-name="T1"><text:tab/></text:span><text:span text:style-name="T2">A versão "Home" do Parrot OS é voltada para uso geral e é adequada para usuários que desejam uma distribuição Linux amigável e funcional para tarefas cotidianas.</text:span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47:29.566454596</meta:creation-date>
    <dc:date>2023-10-03T13:25:07.559732917</dc:date>
    <meta:editing-duration>PT36M11S</meta:editing-duration>
    <meta:editing-cycles>1</meta:editing-cycles>
    <meta:document-statistic meta:table-count="0" meta:image-count="0" meta:object-count="0" meta:page-count="1" meta:paragraph-count="11" meta:word-count="133" meta:character-count="830" meta:non-whitespace-character-count="702"/>
    <meta:generator>LibreOffice/6.4.7.2$Linux_X86_64 LibreOffice_project/40$Build-2</meta:generator>
  </office:meta>
</office:document-meta>
</file>